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ORM BLISTER 90 feet long ­</text:p>
      <text:p text:style-name="Standard"/>
      <text:p text:style-name="Standard">Capitan Gilss falomere </text:p>
      <text:p text:style-name="Standard">First mate-Hallow Grint Same clothes for thiry years and experince dulled his concern. </text:p>
      <text:p text:style-name="Standard">Five people </text:p>
      <text:p text:style-name="Standard"/>
      <text:p text:style-name="Standard">Rebecca= <text:s/>Woodelf <text:s/>EMBER- nice to not be recognized started a few forest fires. Far side of the western content. </text:p>
      <text:p text:style-name="Standard"/>
      <text:p text:style-name="Standard">Kyle =Valen Argen <text:s/>Half drow elf white hair magical scymitars. Rides a dragonelle. 5'2 Dark elf decent known for being a solidier in the trermmen millitary inspirational spirits Suicide charges Achiles type of character. Chosen as a campion trained a dragon dragon with a lion face. DRAGON NAMED KYRA- </text:p>
      <text:p text:style-name="Standard"/>
      <text:p text:style-name="Standard">Marshal = SOREN QUICK WING Know for summoning a cloud of arrows he summoned and he was bored. When was sorren not bored. Rust red brown <text:s/>Worships TORM the war domain god. Glowing needle Lawful good. The blind god </text:p>
      <text:p text:style-name="Standard"/>
      <text:p text:style-name="Standard">NICK= Arty McCloud Robes wizardy type stuff 40-50's slightly crazy </text:p>
      <text:p text:style-name="Standard"/>
      <text:p text:style-name="Standard">Maddy = Fiji Zeppherhills real pretty faces real tall and lean mother tried to have her killed Gemmed Dildo Rubies. </text:p>
      <text:p text:style-name="Standard"/>
      <text:p text:style-name="Standard">Blake Bruenor BattleBones = What's his motivation? Looking for a crew that he can trust. Last crew betrayed him. The closer he gets to a good crew the better his madness gets. </text:p>
      <text:p text:style-name="Standard"/>
      <text:p text:style-name="Standard">Criau- The giant at the edge of the storm </text:p>
      <text:p text:style-name="Standard"/>
      <text:p text:style-name="Standard">massive storm that threattens the northen allance</text:p>
      <text:p text:style-name="Standard">individuals and champions </text:p>
      <text:p text:style-name="Standard"/>
      <text:p text:style-name="Standard">skyship Stormblister SKY DREADNAUGHT MATALIC WONDER BRASS STEEL Four blue crystals Rings that attach to the body of the wearers. One of the many missions</text:p>
      <text:p text:style-name="Standard"/>
      <text:p text:style-name="Standard">port of crystal shade </text:p>
      <text:p text:style-name="Standard"/>
      <text:p text:style-name="Standard">Capitan medium sized Skycapitan She blue long coat with silver trim</text:p>
      <text:p text:style-name="Standard">Long trousers Black boots SHE's been descrived in history beautiful feminie features. </text:p>
      <text:p text:style-name="Standard"/>
      <text:p text:style-name="Standard">Crystal shade isles <text:s/></text:p>
      <text:p text:style-name="Standard"/>
      <text:p text:style-name="Standard">STORM GIANT HAD A GREAT WAKE and the wake was the commencement of the strorm. The largest storm in history been raging for two years. <text:line-break/><text:line-break/>Cultists that worship the storm. </text:p>
      <text:p text:style-name="Standard"><text:line-break/>FIRST DAY</text:p>
      <text:p text:style-name="Standard">We got on the stormblister <text:line-break/>did some crew stuff </text:p>
      <text:p text:style-name="Standard"><text:soft-page-break/>hit an island with a GIANTS </text:p>
      <text:p text:style-name="Standard">The giants unknowingly unleashed the storm. </text:p>
      <text:p text:style-name="Standard">When his wife began to pass into the next life. Laid her to rest at the center of the SEA- they didn't know that forces of nature were at work and her remains scattered of </text:p>
      <text:p text:style-name="Standard">Quintesssnece </text:p>
      <text:p text:style-name="Standard"><text:line-break/>underwater volcano that exists </text:p>
      <text:p text:style-name="Standard">The giants attempted to contain it</text:p>
      <text:p text:style-name="Standard">His beloved became the storms heart. </text:p>
      <text:p text:style-name="Standard">Her life force became the driving force. </text:p>
      <text:p text:style-name="Standard">The giants knew not what to do. <text:line-break/><text:line-break/>From time to time he can sense her </text:p>
      <text:p text:style-name="Standard">What we seek to distroy is his wife. </text:p>
      <text:p text:style-name="Standard">Forces of nature something taints her soul and turns it to rage. </text:p>
      <text:p text:style-name="Standard"/>
      <text:p text:style-name="Standard">Those who sought to burry her did so wihtout mallace</text:p>
      <text:p text:style-name="Standard">Is her SOUL at peace- </text:p>
      <text:p text:style-name="Standard">When the deed is done let her body fall. <text:s/></text:p>
      <text:p text:style-name="Standard"/>
      <text:p text:style-name="Standard">Orginally not of this world</text:p>
      <text:p text:style-name="Standard"/>
      <text:p text:style-name="Standard">NOTES FROM SESSION #2</text:p>
      <text:p text:style-name="Standard"/>
      <text:p text:style-name="Standard">FORTUNES FAVORED- get to roll another d20 for attack o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ke Stanger</meta:initial-creator>
    <meta:creation-date>2022-06-12T13:12:01.18</meta:creation-date>
    <dc:date>2022-06-20T10:46:10.55</dc:date>
    <dc:creator>Blake Stanger</dc:creator>
    <meta:editing-duration>P1DT59M23S</meta:editing-duration>
    <meta:editing-cycles>6</meta:editing-cycles>
    <meta:generator>OpenOffice/4.1.11$Win32 OpenOffice.org_project/4111m1$Build-9808</meta:generator>
    <meta:document-statistic meta:table-count="0" meta:image-count="0" meta:object-count="0" meta:page-count="2" meta:paragraph-count="38" meta:word-count="457" meta:character-count="2623"/>
  </office:meta>
</office:document-meta>
</file>